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24-01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23-01-2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22-01-18 1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21-02-23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20-01-1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19-01-1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18-01-08 0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17-01-04 0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16-01-2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15-01-06 1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14-05-18 0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14-01-27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1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1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1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1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1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0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0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07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06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05-01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0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0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0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43</text:p>
          </table:table-cell>
          <table:table-cell office:value-type="string" calcext:value-type="string">
            <text:p>MM19943</text:p>
          </table:table-cell>
          <table:table-cell office:value-type="string" calcext:value-type="string">
            <text:p>200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